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05a" officeooo:paragraph-rsid="000450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‘a’ عمل append کردن را انجام می دهد و خطوط مورد نظر در صورت وجود فایل به انتهای فایل مورد نظر اضافه می شود.</text:p>
      <text:p text:style-name="P1">ولی 'w’ برای write است و اگر قبلا فایلی با یک سری محتوا وجود داشته باشد تمامی اطلاعات پاک شده و خطوط جدید اضافه می شود. یعنی عمل overwrite انجام می شود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8:17:12.776295590</meta:creation-date>
    <dc:date>2022-07-19T18:19:48.291225098</dc:date>
    <meta:editing-duration>PT2M36S</meta:editing-duration>
    <meta:editing-cycles>1</meta:editing-cycles>
    <meta:document-statistic meta:table-count="0" meta:image-count="0" meta:object-count="0" meta:page-count="1" meta:paragraph-count="2" meta:word-count="56" meta:character-count="259" meta:non-whitespace-character-count="205"/>
    <meta:generator>LibreOffice/6.4.7.2$Linux_X86_64 LibreOffice_project/40$Build-2</meta:generator>
  </office:meta>
</office:document-meta>
</file>